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B9000001218D8E893FEEE4CAA1.png" manifest:media-type="image/png"/>
  <manifest:file-entry manifest:full-path="Pictures/100002010000047D0000025F22C53F8EE0D0DA76.png" manifest:media-type="image/png"/>
  <manifest:file-entry manifest:full-path="Pictures/1000000000000163000001002D550D4370043F85.jpg" manifest:media-type="image/jpeg"/>
  <manifest:file-entry manifest:full-path="Pictures/1000020100000320000001F48282C8488D5C5F66.png" manifest:media-type="image/png"/>
  <manifest:file-entry manifest:full-path="Pictures/100007C6000039740000654965486ADEF1142938.svg" manifest:media-type="image/svg+xml"/>
  <manifest:file-entry manifest:full-path="Pictures/10000000000002580000032C4470D960E5EE47A3.jpg" manifest:media-type="image/jpeg"/>
  <manifest:file-entry manifest:full-path="Pictures/1000020100000215000003ABD79A2ADE44121E7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opacity="100%" draw:opacity-name="Transparency_20_1" draw:textarea-horizontal-align="justify" draw:textarea-vertical-align="middle" draw:auto-grow-height="false" fo:min-height="1.891cm" fo:min-width="2.114cm" fo:wrap-option="no-wrap"/>
    </style:style>
    <style:style style:name="gr3" style:family="graphic" style:parent-style-name="standard">
      <style:graphic-properties draw:marker-start="Arrow" draw:marker-start-width="0.3cm" draw:marker-end="Arrow" draw:marker-end-width="0.3cm" draw:textarea-vertical-align="middle"/>
    </style:style>
    <style:style style:name="gr4" style:family="graphic" style:parent-style-name="objectwithoutfill">
      <style:graphic-properties draw:stroke="dash" draw:stroke-dash="Dashed_20__28_var_29_"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Dashed_20__28_var_29_" draw:fill="none" draw:textarea-vertical-align="middle"/>
    </style:style>
    <style:style style:name="gr7" style:family="graphic" style:parent-style-name="Objekt_20_ohne_20_Füllung_20_und_20_Linie">
      <style:graphic-properties svg:stroke-color="#eeeee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loext:graphic-properties draw:opacity="100%" draw:opacity-name="Transparency_20_1"/>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fo:font-size="16pt" style:font-size-asian="16pt" style:font-size-complex="16pt"/>
    </style:style>
    <style:style style:name="P5" style:family="paragraph">
      <loext:graphic-properties draw:fill="none" draw:fill-color="#ffffff"/>
    </style:style>
    <style:style style:name="P6" style:family="paragraph">
      <loext:graphic-properties draw:fill="none" draw:fill-color="#ffffff"/>
      <style:paragraph-properties fo:text-align="center"/>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5.76cm" svg:height="3.6cm" svg:x="4.2cm" svg:y="10cm">
          <draw:image xlink:href="Pictures/1000020100000320000001F48282C8488D5C5F66.png" xlink:type="simple" xlink:show="embed" xlink:actuate="onLoad">
            <text:p/>
          </draw:image>
        </draw:frame>
        <draw:frame draw:style-name="gr1" draw:text-style-name="P1" draw:layer="layout" svg:width="6.247cm" svg:height="3.3cm" svg:x="4.1cm" svg:y="2.7cm">
          <draw:image xlink:href="Pictures/100002010000047D0000025F22C53F8EE0D0DA76.png" xlink:type="simple" xlink:show="embed" xlink:actuate="onLoad">
            <text:p/>
          </draw:image>
        </draw:frame>
        <draw:custom-shape draw:style-name="gr2" draw:text-style-name="P2" draw:layer="layout" svg:width="4cm" svg:height="3.3cm" svg:x="13.6cm" svg:y="1.9cm">
          <text:p text:style-name="P1">Wl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1" draw:layer="layout" svg:x1="10.7cm" svg:y1="5.8cm" svg:x2="13.8cm" svg:y2="4.2cm">
          <text:p/>
        </draw:line>
        <draw:frame draw:style-name="gr1" draw:text-style-name="P1" draw:layer="layout" svg:width="2.724cm" svg:height="1.964cm" draw:transform="rotate (1.57882484135407) translate (8.622cm 18.74cm)">
          <draw:image xlink:href="Pictures/1000000000000163000001002D550D4370043F85.jpg" xlink:type="simple" xlink:show="embed" xlink:actuate="onLoad">
            <text:p/>
          </draw:image>
        </draw:frame>
        <draw:line draw:style-name="gr4" draw:text-style-name="P3" draw:layer="layout" svg:x1="9.6cm" svg:y1="14.9cm" svg:x2="9.6cm" svg:y2="16.3cm">
          <text:p/>
        </draw:line>
        <draw:frame draw:style-name="gr5" draw:text-style-name="P4" draw:layer="layout" svg:width="3.034cm" svg:height="0.878cm" svg:x="9.966cm" svg:y="15.2cm">
          <draw:text-box>
            <text:p><text:span text:style-name="T1">USB OTG</text:span></text:p>
          </draw:text-box>
        </draw:frame>
        <draw:frame draw:style-name="gr1" draw:text-style-name="P1" draw:layer="layout" svg:width="1.7cm" svg:height="2.301cm" svg:x="3.9cm" svg:y="16.299cm">
          <draw:image xlink:href="Pictures/10000000000002580000032C4470D960E5EE47A3.jpg" xlink:type="simple" xlink:show="embed" xlink:actuate="onLoad">
            <text:p/>
          </draw:image>
        </draw:frame>
        <draw:line draw:style-name="gr6" draw:text-style-name="P3" draw:layer="layout" svg:x1="4.7cm" svg:y1="14.9cm" svg:x2="4.7cm" svg:y2="16.2cm">
          <text:p/>
        </draw:line>
        <draw:frame draw:style-name="gr5" draw:text-style-name="P5" draw:layer="layout" svg:width="3.177cm" svg:height="0.962cm" svg:x="5.023cm" svg:y="15.1cm">
          <draw:text-box>
            <text:p>Bluetooth</text:p>
          </draw:text-box>
        </draw:frame>
        <draw:frame draw:style-name="gr5" draw:text-style-name="P6" draw:layer="layout" svg:width="2.86cm" svg:height="2.384cm" svg:x="5.5cm" svg:y="7.1cm">
          <draw:text-box>
            <text:p text:style-name="P1">Android </text:p>
            <text:p text:style-name="P1">Master</text:p>
            <text:p text:style-name="P1">Hotspot</text:p>
          </draw:text-box>
        </draw:frame>
        <draw:frame draw:style-name="gr1" draw:text-style-name="P1" draw:layer="layout" svg:width="7.4cm" svg:height="13.682cm" svg:x="3.4cm" svg:y="1.3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frame draw:style-name="gr7" draw:text-style-name="P1" draw:layer="layout" svg:width="9.797cm" svg:height="5.2cm" svg:x="18.2cm" svg:y="11cm">
            <draw:image xlink:href="Pictures/100002010000047D0000025F22C53F8EE0D0DA76.png" xlink:type="simple" xlink:show="embed" xlink:actuate="onLoad">
              <text:p/>
            </draw:image>
          </draw:frame>
          <draw:frame draw:style-name="gr1" draw:text-style-name="P1" draw:layer="layout" svg:width="6.007cm" svg:height="10.591cm" draw:transform="rotate (1.5707963267949) translate (17.8cm 16.607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g>
          <draw:frame draw:style-name="gr7" draw:text-style-name="P1" draw:layer="layout" svg:width="9.797cm" svg:height="5.2cm" svg:x="16.4cm" svg:y="11.7cm">
            <draw:image xlink:href="Pictures/100002010000047D0000025F22C53F8EE0D0DA76.png" xlink:type="simple" xlink:show="embed" xlink:actuate="onLoad">
              <text:p/>
            </draw:image>
          </draw:frame>
          <draw:frame draw:style-name="gr1" draw:text-style-name="P1" draw:layer="layout" svg:width="6.007cm" svg:height="10.591cm" draw:transform="rotate (1.5707963267949) translate (16cm 17.307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g>
          <draw:frame draw:style-name="gr1" draw:text-style-name="P1" draw:layer="layout" svg:width="11.667cm" svg:height="7.645cm" svg:x="17.633cm" svg:y="2.6cm">
            <draw:image xlink:href="Pictures/10000201000001B9000001218D8E893FEEE4CAA1.png" xlink:type="simple" xlink:show="embed" xlink:actuate="onLoad">
              <text:p/>
            </draw:image>
          </draw:frame>
          <draw:line draw:style-name="gr3" draw:text-style-name="P1" draw:layer="layout" svg:x1="16.2cm" svg:y1="5cm" svg:x2="19.5cm" svg:y2="7.3cm">
            <text:p/>
          </draw:line>
          <draw:frame draw:style-name="gr1" draw:text-style-name="P1" draw:layer="layout" svg:width="6.834cm" svg:height="3.8cm" svg:x="20cm" svg:y="3.7cm">
            <draw:image xlink:href="Pictures/100002010000047D0000025F22C53F8EE0D0DA76.png" xlink:type="simple" xlink:show="embed" xlink:actuate="onLoad">
              <text:p/>
            </draw:image>
          </draw:frame>
        </draw:g>
        <draw:line draw:style-name="gr3" draw:text-style-name="P1" draw:layer="layout" svg:x1="15.1cm" svg:y1="4.9cm" svg:x2="17.4cm" svg:y2="11.2cm">
          <text:p/>
        </draw:line>
        <draw:frame draw:style-name="gr5" draw:text-style-name="P5" draw:layer="layout" svg:width="9.46cm" svg:height="0.962cm" svg:x="17.74cm" svg:y="17.838cm">
          <draw:text-box>
            <text:p>Android, IOS, Windows, Linux...</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opacity draw:name="Transparency_20_1" draw:display-name="Transparency 1" draw:style="radial" draw:cx="50%" draw:cy="50%" draw:start="100%" draw:end="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dreas </meta:initial-creator>
    <meta:creation-date>2019-12-24T13:27:21.068637174</meta:creation-date>
    <dc:date>2019-12-25T15:55:43.721101336</dc:date>
    <dc:creator>Andreas </dc:creator>
    <meta:editing-duration>PT1H40M31S</meta:editing-duration>
    <meta:editing-cycles>3</meta:editing-cycles>
    <meta:generator>LibreOffice/6.0.7.3$Linux_X86_64 LibreOffice_project/00m0$Build-3</meta:generator>
    <meta:document-statistic meta:object-count="24"/>
  </office:meta>
</office:document-meta>
</file>